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59" calcext:value-type="float">
            <text:p>59</text:p>
          </table:table-cell>
          <table:table-cell office:value-type="float" office:value="236" calcext:value-type="float">
            <text:p>23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335" calcext:value-type="float">
            <text:p>33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363" calcext:value-type="float">
            <text:p>363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372" calcext:value-type="float">
            <text:p>372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133" calcext:value-type="float">
            <text:p>133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345" calcext:value-type="float">
            <text:p>345</text:p>
          </table:table-cell>
          <table:table-cell office:value-type="float" office:value="101" calcext:value-type="float">
            <text:p>101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23" calcext:value-type="float">
            <text:p>223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353" calcext:value-type="float">
            <text:p>353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313" calcext:value-type="float">
            <text:p>313</text:p>
          </table:table-cell>
          <table:table-cell office:value-type="float" office:value="253" calcext:value-type="float">
            <text:p>25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float" office:value="385" calcext:value-type="float">
            <text:p>385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float" office:value="287" calcext:value-type="float">
            <text:p>287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334" calcext:value-type="float">
            <text:p>33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float" office:value="298" calcext:value-type="float">
            <text:p>298</text:p>
          </table:table-cell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float" office:value="307" calcext:value-type="float">
            <text:p>307</text:p>
          </table:table-cell>
          <table:table-cell office:value-type="float" office:value="264" calcext:value-type="float">
            <text:p>264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float" office:value="349" calcext:value-type="float">
            <text:p>349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float" office:value="324" calcext:value-type="float">
            <text:p>324</text:p>
          </table:table-cell>
          <table:table-cell office:value-type="float" office:value="124" calcext:value-type="float">
            <text:p>12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322" calcext:value-type="float">
            <text:p>322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396" calcext:value-type="float">
            <text:p>396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float" office:value="388" calcext:value-type="float">
            <text:p>388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float" office:value="273" calcext:value-type="float">
            <text:p>273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 office:value-type="float" office:value="240" calcext:value-type="float">
            <text:p>24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float" office:value="260" calcext:value-type="float">
            <text:p>260</text:p>
          </table:table-cell>
          <table:table-cell office:value-type="float" office:value="370" calcext:value-type="float">
            <text:p>370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float" office:value="346" calcext:value-type="float">
            <text:p>346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float" office:value="360" calcext:value-type="float">
            <text:p>36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float" office:value="260" calcext:value-type="float">
            <text:p>260</text:p>
          </table:table-cell>
          <table:table-cell office:value-type="float" office:value="129" calcext:value-type="float">
            <text:p>12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table:number-columns-repeated="5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table:number-columns-repeated="5"/>
        </table:table-row>
        <table:table-row table:style-name="ro1" table:number-rows-repeated="104817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7:35:17.675000000</meta:creation-date>
    <dc:date>2020-05-29T18:27:09.530000000</dc:date>
    <meta:editing-duration>PT20M20S</meta:editing-duration>
    <meta:editing-cycles>2</meta:editing-cycles>
    <meta:generator>LibreOffice/6.4.4.2$Windows_X86_64 LibreOffice_project/3d775be2011f3886db32dfd395a6a6d1ca2630ff</meta:generator>
    <meta:document-statistic meta:table-count="1" meta:cell-count="685" meta:object-count="0"/>
  </office:meta>
</office:document-meta>
</file>